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Kontynuuj kurs na https://strefavip.pierwszybiznes.org/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7T16:16:56.947569010</dc:date>
    <meta:editing-duration>P1DT6H15M38S</meta:editing-duration>
    <meta:editing-cycles>83</meta:editing-cycles>
    <meta:document-statistic meta:table-count="0" meta:image-count="0" meta:object-count="0" meta:page-count="1" meta:paragraph-count="2" meta:word-count="8" meta:character-count="96" meta:non-whitespace-character-count="90"/>
  </office:meta>
</office:document-meta>
</file>